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ec75c" officeooo:paragraph-rsid="000ec75c"/>
    </style:style>
    <style:style style:name="P2" style:family="paragraph" style:parent-style-name="Standard">
      <style:text-properties officeooo:rsid="000ec75c" officeooo:paragraph-rsid="000ec75c"/>
    </style:style>
    <style:style style:name="P3" style:family="paragraph" style:parent-style-name="Standard">
      <style:text-properties officeooo:rsid="00100e54" officeooo:paragraph-rsid="00100e54"/>
    </style:style>
    <style:style style:name="P4" style:family="paragraph" style:parent-style-name="Standard">
      <style:text-properties officeooo:rsid="00116efc" officeooo:paragraph-rsid="00116e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ha</text:p>
      <text:p text:style-name="P3">oho</text:p>
      <text:p text:style-name="P4">yes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initial-creator>Serguei Sokol</meta:initial-creator>
    <meta:creation-date>2015-02-24T16:30:10.386520985</meta:creation-date>
    <dc:date>2015-02-24T16:56:13.313306407</dc:date>
    <dc:creator>Serguei Sokol</dc:creator>
    <meta:editing-duration>PT22M24S</meta:editing-duration>
    <meta:editing-cycles>3</meta:editing-cycles>
    <meta:generator>LibreOffice/4.3.6.1$Linux_X86_64 LibreOffice_project/430$Build-1</meta:generator>
    <meta:document-statistic meta:table-count="0" meta:image-count="0" meta:object-count="0" meta:page-count="1" meta:paragraph-count="3" meta:word-count="3" meta:character-count="10" meta:non-whitespace-character-count="10"/>
  </office:meta>
</office:document-meta>
</file>